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Statistics.getCateg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tatistics.getD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Statistics.SimpleStatistics( String category , long sta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